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C2" style:family="table-cell">
      <style:table-cell-properties fo:padding="0.097cm" fo:border-left="0.05pt solid #000000" fo:border-right="0.05pt solid #000000" fo:border-top="none" fo:border-bottom="none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d9cd5" officeooo:paragraph-rsid="001d9cd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d9cd5" officeooo:paragraph-rsid="001f7da4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d9cd5" officeooo:paragraph-rsid="0050f366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f7da4" officeooo:paragraph-rsid="001f7da4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f7da4" officeooo:paragraph-rsid="0030cb2f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f7da4" officeooo:paragraph-rsid="0050f366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2788bb" officeooo:paragraph-rsid="002788bb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283188" officeooo:paragraph-rsid="002e3ce0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283188" officeooo:paragraph-rsid="0050f366" style:font-size-asian="15.75pt" style:font-weight-asian="bold" style:font-size-complex="18pt" style:font-weight-complex="bold"/>
    </style:style>
    <style:style style:name="P10" style:family="paragraph" style:parent-style-name="Table_20_Contents">
      <style:text-properties fo:font-size="18pt" style:font-size-asian="15.75pt" style:font-size-complex="18pt"/>
    </style:style>
    <style:style style:name="P11" style:family="paragraph" style:parent-style-name="Table_20_Contents">
      <style:text-properties fo:font-size="18pt" officeooo:rsid="0025ea49" officeooo:paragraph-rsid="0025ea49" style:font-size-asian="15.75pt" style:font-size-complex="18pt"/>
    </style:style>
    <style:style style:name="P12" style:family="paragraph" style:parent-style-name="Table_20_Contents">
      <style:text-properties fo:font-size="18pt" officeooo:rsid="002788bb" style:font-size-asian="15.75pt" style:font-size-complex="18pt"/>
    </style:style>
    <style:style style:name="P13" style:family="paragraph" style:parent-style-name="Table_20_Contents">
      <style:text-properties fo:font-size="18pt" officeooo:rsid="002788bb" officeooo:paragraph-rsid="002788bb" style:font-size-asian="15.75pt" style:font-size-complex="18pt"/>
    </style:style>
    <style:style style:name="P14" style:family="paragraph" style:parent-style-name="Table_20_Contents">
      <style:text-properties fo:font-size="18pt" officeooo:rsid="003572bc" officeooo:paragraph-rsid="003572bc" style:font-size-asian="15.75pt" style:font-size-complex="18pt"/>
    </style:style>
    <style:style style:name="P15" style:family="paragraph" style:parent-style-name="Table_20_Contents">
      <style:text-properties fo:font-size="18pt" officeooo:rsid="003572bc" officeooo:paragraph-rsid="003572bc" style:font-size-asian="15.75pt" style:font-size-complex="18pt"/>
    </style:style>
    <style:style style:name="P16" style:family="paragraph" style:parent-style-name="Table_20_Contents">
      <style:text-properties fo:font-size="18pt" officeooo:rsid="005a9f47" officeooo:paragraph-rsid="005a9f47" style:font-size-asian="15.75pt" style:font-size-complex="18pt"/>
    </style:style>
    <style:style style:name="T1" style:family="text">
      <style:text-properties officeooo:rsid="0022e05f"/>
    </style:style>
    <style:style style:name="T2" style:family="text">
      <style:text-properties officeooo:rsid="0023b79a"/>
    </style:style>
    <style:style style:name="T3" style:family="text">
      <style:text-properties officeooo:rsid="002788bb"/>
    </style:style>
    <style:style style:name="T4" style:family="text">
      <style:text-properties officeooo:rsid="00297766"/>
    </style:style>
    <style:style style:name="T5" style:family="text">
      <style:text-properties officeooo:rsid="002b4d1b"/>
    </style:style>
    <style:style style:name="T6" style:family="text">
      <style:text-properties officeooo:rsid="00375d95"/>
    </style:style>
    <style:style style:name="T7" style:family="text">
      <style:text-properties officeooo:rsid="0038680b"/>
    </style:style>
    <style:style style:name="T8" style:family="text">
      <style:text-properties officeooo:rsid="004ace96"/>
    </style:style>
    <style:style style:name="T9" style:family="text">
      <style:text-properties officeooo:rsid="005566f7"/>
    </style:style>
    <style:style style:name="T10" style:family="text">
      <style:text-properties officeooo:rsid="0056f23c"/>
    </style:style>
    <style:style style:name="T11" style:family="text">
      <style:text-properties officeooo:rsid="00572401"/>
    </style:style>
    <style:style style:name="T12" style:family="text">
      <style:text-properties officeooo:rsid="00581d21"/>
    </style:style>
    <style:style style:name="T13" style:family="text">
      <style:text-properties officeooo:rsid="00585249"/>
    </style:style>
    <style:style style:name="T14" style:family="text">
      <style:text-properties officeooo:rsid="00594ba8"/>
    </style:style>
    <style:style style:name="T15" style:family="text">
      <style:text-properties officeooo:rsid="005a6c00"/>
    </style:style>
    <style:style style:name="T16" style:family="text">
      <style:text-properties officeooo:rsid="005cc0b0"/>
    </style:style>
    <style:style style:name="T17" style:family="text">
      <style:text-properties officeooo:rsid="005d4891"/>
    </style:style>
    <style:style style:name="T18" style:family="text">
      <style:text-properties officeooo:rsid="005de00f"/>
    </style:style>
    <style:style style:name="T19" style:family="text">
      <style:text-properties officeooo:rsid="005f00e9"/>
    </style:style>
    <style:style style:name="T20" style:family="text">
      <style:text-properties officeooo:rsid="0060bde7"/>
    </style:style>
    <style:style style:name="T21" style:family="text">
      <style:text-properties officeooo:rsid="0061969a"/>
    </style:style>
    <style:style style:name="T22" style:family="text">
      <style:text-properties officeooo:rsid="00638dfd"/>
    </style:style>
    <style:style style:name="T23" style:family="text">
      <style:text-properties officeooo:rsid="00657622"/>
    </style:style>
    <style:style style:name="T24" style:family="text">
      <style:text-properties officeooo:rsid="0066b5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Prgm<text:tab/><text:tab/><text:tab/><text:tab/><text:tab/><text:tab/>IC</text:span></text:p>
      <text:p text:style-name="P1"><text:tab/><text:tab/></text:p>
      <text:p text:style-name="P1"><text:tab/><text:tab/>-<text:tab/>Start<text:tab/>500 <text:tab/><text:tab/><text:tab/><text:tab/>- (AD,01) -<text:tab/>500</text:p>
      <text:p text:style-name="P1">500<text:tab/><text:tab/>-<text:tab/>Mover<text:tab/>Areg ,<text:tab/>LAB<text:tab/>- (IS,01)<text:tab/>01<text:tab/>(S,1)<text:tab/></text:p>
      <text:p text:style-name="P1">501<text:tab/><text:tab/>-<text:tab/>ADD<text:tab/>Breg ,<text:tab/>LOOP<text:tab/>- (IS,03)<text:tab/>02<text:tab/>(S,2)</text:p>
      <text:p text:style-name="P8">502-521<text:tab/>L1<text:tab/>DS<text:tab/><text:tab/> <text:s/>-<text:tab/><text:tab/>20<text:tab/><text:tab/>- (DL,01)<text:tab/> -<text:tab/><text:span text:style-name="T18">(C,20)</text:span></text:p>
      <text:p text:style-name="P1">5<text:span text:style-name="T4">22</text:span><text:tab/><text:tab/>-<text:tab/>Mover<text:tab/>Areg ,<text:tab/>=’5’<text:tab/><text:tab/>- (IS,01)<text:tab/>01<text:tab/>(L,1)</text:p>
      <text:p text:style-name="P1">5<text:span text:style-name="T4">23</text:span><text:tab/><text:tab/>-<text:tab/>ADD<text:tab/>Breg , <text:tab/>=’1’<text:tab/><text:tab/>- (IS,03)<text:tab/>02<text:tab/>(L,2)</text:p>
      <text:p text:style-name="P1"/>
      <text:p text:style-name="P1"><text:tab/> <text:s text:c="3"/>Back<text:tab/>EQU<text:tab/> <text:s/>-<text:tab/><text:tab/>L1<text:tab/><text:tab/>- (AD,03) -<text:tab/>(S,3)</text:p>
      <text:p text:style-name="P1">5<text:span text:style-name="T4">24</text:span><text:tab/><text:tab/>L2 <text:tab/>SUB<text:tab/><text:tab/>Creg ,<text:tab/>LAB<text:tab/>- (IS,04)<text:tab/> 03 <text:tab/>(S,1)</text:p>
      <text:p text:style-name="P2">5<text:span text:style-name="T4">25</text:span>-5<text:span text:style-name="T4">2</text:span>6<text:tab/>-<text:tab/>LTORG<text:tab/> <text:s text:c="2"/>-<text:tab/><text:tab/> <text:s text:c="2"/>-<text:tab/><text:tab/>- (AD,05) - <text:tab/>-</text:p>
      <text:p text:style-name="P4">5<text:span text:style-name="T4">2</text:span>7 <text:tab/><text:tab/>-<text:tab/>MOVEM Areg , <text:tab/>LAB<text:tab/>- (IS,02) 01 (S,1)</text:p>
      <text:p text:style-name="P4"/>
      <text:p text:style-name="P4">-<text:tab/><text:tab/>-<text:tab/>ORIGIN<text:tab/><text:tab/><text:tab/>L2<text:span text:style-name="T2">+</text:span><text:span text:style-name="T13">8</text:span><text:tab/>- (AD,04) -<text:tab/>-</text:p>
      <text:p text:style-name="P4">5<text:span text:style-name="T13">32</text:span><text:tab/><text:tab/>-<text:tab/>SUB<text:tab/><text:tab/>Breg , <text:tab/>=’2’<text:tab/><text:tab/>- (IS,04)<text:tab/>02<text:tab/>(L,3)</text:p>
      <text:p text:style-name="P4"/>
      <text:p text:style-name="P4">5<text:span text:style-name="T13">33</text:span><text:span text:style-name="T2"><text:tab/><text:tab/></text:span>LAB<text:tab/>DC<text:tab/> <text:s/>-<text:tab/><text:tab/>2<text:tab/><text:tab/>- (DL,02) -<text:tab/><text:span text:style-name="T17">(C,2)</text:span></text:p>
      <text:p text:style-name="P5">5<text:span text:style-name="T4">3</text:span><text:span text:style-name="T13">4</text:span>-5<text:span text:style-name="T4">3</text:span><text:span text:style-name="T13">8</text:span><text:tab/>LOOP<text:tab/>DS<text:tab/> <text:s/>-<text:tab/><text:tab/>5<text:tab/><text:tab/>- (DL,01)<text:tab/> -<text:tab/><text:span text:style-name="T17">(C,5)</text:span></text:p>
      <text:p text:style-name="P4">5<text:span text:style-name="T4">3</text:span><text:span text:style-name="T13">9</text:span><text:tab/><text:tab/>-<text:tab/>STOP<text:tab/> <text:s/>-<text:tab/><text:tab/>-<text:tab/><text:tab/>- (IS,00)<text:tab/>-<text:tab/>-</text:p>
      <text:p text:style-name="P4">5<text:span text:style-name="T13">40</text:span><text:tab/><text:tab/>-<text:tab/>END<text:tab/> <text:s/>-<text:tab/><text:tab/>-<text:tab/><text:tab/>- (AD,02) -<text:tab/>=’2’</text:p>
      <text:p text:style-name="P4"/>
      <text:p text:style-name="P4"/>
      <text:p text:style-name="P4"/>
      <text:p text:style-name="P7">Literal Table : 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Sr no</text:p>
          </table:table-cell>
          <table:table-cell table:style-name="Table2.A1" office:value-type="string">
            <text:p text:style-name="P13">Literal</text:p>
          </table:table-cell>
          <table:table-cell table:style-name="Table2.C1" office:value-type="string">
            <text:p text:style-name="P13">Address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=“5”</text:p>
          </table:table-cell>
          <table:table-cell table:style-name="Table2.C2" office:value-type="string">
            <text:p text:style-name="P13">5<text:span text:style-name="T8">2</text:span>5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0"><text:span text:style-name="T3">=</text:span>“<text:span text:style-name="T3">1”</text:span></text:p>
          </table:table-cell>
          <table:table-cell table:style-name="Table2.C2" office:value-type="string">
            <text:p text:style-name="P13">5<text:span text:style-name="T8">2</text:span>6</text:p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2">=“2”</text:p>
          </table:table-cell>
          <table:table-cell table:style-name="Table2.C2" office:value-type="string">
            <text:p text:style-name="P13">5<text:span text:style-name="T14">40</text:span></text:p>
          </table:table-cell>
        </table:table-row>
        <table:table-row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0"/>
          </table:table-cell>
          <table:table-cell table:style-name="Table2.C5" office:value-type="string">
            <text:p text:style-name="P10"/>
          </table:table-cell>
        </table:table-row>
      </table:table>
      <text:p text:style-name="P7"/>
      <text:p text:style-name="P4"/>
      <text:p text:style-name="P7"><text:soft-page-break/>Symbol Table : 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Sr no</text:p>
          </table:table-cell>
          <table:table-cell table:style-name="Table1.A1" office:value-type="string">
            <text:p text:style-name="P11">Symbol</text:p>
          </table:table-cell>
          <table:table-cell table:style-name="Table1.C1" office:value-type="string">
            <text:p text:style-name="P11">Address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LAB</text:p>
          </table:table-cell>
          <table:table-cell table:style-name="Table1.C2" office:value-type="string">
            <text:p text:style-name="P13">5<text:span text:style-name="T15">33</text:span>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LOOP</text:p>
          </table:table-cell>
          <table:table-cell table:style-name="Table1.C2" office:value-type="string">
            <text:p text:style-name="P13">5<text:span text:style-name="T6">3</text:span><text:span text:style-name="T15">4</text:span>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L1</text:p>
          </table:table-cell>
          <table:table-cell table:style-name="Table1.C2" office:value-type="string">
            <text:p text:style-name="P14">5<text:span text:style-name="T7">0</text:span>2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Back</text:p>
          </table:table-cell>
          <table:table-cell table:style-name="Table1.C2" office:value-type="string">
            <text:p text:style-name="P16">502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3">L2</text:p>
          </table:table-cell>
          <table:table-cell table:style-name="Table1.C2" office:value-type="string">
            <text:p text:style-name="P13">5<text:span text:style-name="T6">2</text:span>4</text:p>
          </table:table-cell>
        </table:table-row>
        <table:table-row>
          <table:table-cell table:style-name="Table1.A7" office:value-type="string">
            <text:p text:style-name="P11"/>
          </table:table-cell>
          <table:table-cell table:style-name="Table1.A7" office:value-type="string">
            <text:p text:style-name="P11"/>
          </table:table-cell>
          <table:table-cell table:style-name="Table1.C7" office:value-type="string">
            <text:p text:style-name="P11"/>
          </table:table-cell>
        </table:table-row>
      </table:table>
      <text:p text:style-name="P4"/>
      <text:p text:style-name="P4"/>
      <text:p text:style-name="P4"/>
      <text:p text:style-name="P3"><text:tab/><text:span text:style-name="T1"><text:tab/><text:tab/><text:tab/>IC<text:tab/><text:tab/><text:tab/><text:tab/></text:span><text:span text:style-name="T9">Target Code</text:span></text:p>
      <text:p text:style-name="P3"><text:tab/><text:tab/></text:p>
      <text:p text:style-name="P3"><text:tab/><text:tab/><text:tab/>- (AD,01) -<text:tab/>500<text:tab/><text:tab/><text:span text:style-name="T10">01<text:tab/>-<text:tab/>500</text:span></text:p>
      <text:p text:style-name="P3">500<text:tab/><text:tab/><text:tab/>- (IS,01)<text:tab/>01<text:tab/>(S,1)<text:tab/><text:span text:style-name="T10">01<text:tab/>01<text:tab/>5</text:span><text:span text:style-name="T19">33</text:span></text:p>
      <text:p text:style-name="P3">501<text:tab/><text:tab/><text:tab/>- (IS,03)<text:tab/>02<text:tab/>(S,2)<text:tab/><text:span text:style-name="T10">03<text:tab/>02<text:tab/>5</text:span><text:span text:style-name="T20">34</text:span></text:p>
      <text:p text:style-name="P9">502-521<text:tab/><text:tab/>- (DL,01)<text:tab/> -<text:tab/><text:span text:style-name="T21">(C,20)</text:span><text:span text:style-name="T5"><text:tab/>-<text:tab/>-<text:tab/>-</text:span></text:p>
      <text:p text:style-name="P3">5<text:span text:style-name="T4">22</text:span><text:tab/><text:tab/><text:tab/>- (IS,01)<text:tab/>01<text:tab/>(L,1)<text:tab/><text:span text:style-name="T11">01<text:tab/>01<text:tab/>525</text:span></text:p>
      <text:p text:style-name="P3">5<text:span text:style-name="T4">23</text:span><text:tab/><text:tab/><text:tab/>- (IS,03)<text:tab/>02<text:tab/>(L,2)<text:tab/><text:span text:style-name="T11">03<text:tab/>02<text:tab/>526</text:span></text:p>
      <text:p text:style-name="P3"><text:tab/> <text:s text:c="3"/><text:tab/><text:tab/>- (AD,03) -<text:tab/>(S,3)<text:tab/>-<text:tab/>-<text:tab/>-</text:p>
      <text:p text:style-name="P3">5<text:span text:style-name="T4">24</text:span><text:tab/><text:tab/><text:tab/>- (IS,04)<text:tab/> 03 <text:tab/>(S,1)<text:tab/><text:span text:style-name="T11">04<text:tab/>03<text:tab/>5</text:span><text:span text:style-name="T19">33</text:span></text:p>
      <text:p text:style-name="P3">5<text:span text:style-name="T4">25</text:span>-5<text:span text:style-name="T4">2</text:span>6<text:tab/><text:tab/>- (AD,05) - <text:tab/>-<text:tab/><text:tab/>-<text:tab/>-<text:tab/>-</text:p>
      <text:p text:style-name="P6">5<text:span text:style-name="T4">2</text:span>7 <text:tab/><text:tab/><text:tab/>- (IS,02) 01<text:tab/>(S,1)<text:tab/><text:span text:style-name="T11">02<text:tab/>01<text:tab/>5</text:span><text:span text:style-name="T19">33</text:span></text:p>
      <text:p text:style-name="P6"><text:tab/><text:tab/><text:tab/>- (AD,04) -<text:tab/>-<text:tab/><text:tab/>-<text:tab/>-<text:tab/>-</text:p>
      <text:p text:style-name="P6">5<text:span text:style-name="T16">32</text:span><text:tab/><text:tab/><text:tab/>- (IS,04)<text:tab/>02<text:tab/>(L,3)<text:tab/><text:span text:style-name="T11">04<text:tab/>02<text:tab/>5</text:span><text:span text:style-name="T24">40</text:span></text:p>
      <text:p text:style-name="P6">5<text:span text:style-name="T16">33</text:span><text:span text:style-name="T2"><text:tab/><text:tab/></text:span><text:tab/>- (DL,02) -<text:tab/><text:span text:style-name="T22">(C,2)</text:span><text:tab/>-<text:span text:style-name="T11"><text:tab/>-<text:tab/>002</text:span></text:p>
      <text:p text:style-name="P6">5<text:span text:style-name="T4">3</text:span><text:span text:style-name="T16">4</text:span>-5<text:span text:style-name="T4">3</text:span><text:span text:style-name="T16">8</text:span><text:tab/><text:tab/>- (DL,01)<text:tab/> -<text:tab/><text:span text:style-name="T23">(C,5(</text:span><text:tab/>-<text:tab/>-<text:tab/>-</text:p>
      <text:p text:style-name="P6">5<text:span text:style-name="T4">3</text:span><text:span text:style-name="T16">9</text:span><text:tab/><text:tab/><text:tab/>- (IS,00)<text:tab/>-<text:tab/>-<text:tab/><text:tab/><text:span text:style-name="T12">00<text:tab/>-<text:tab/>-</text:span></text:p>
      <text:p text:style-name="P6">5<text:span text:style-name="T16">40</text:span><text:tab/><text:tab/><text:tab/>- (AD,02) -<text:tab/>=’2’<text:tab/><text:tab/>-<text:tab/>-<text:tab/>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2:02:49.603052757</meta:creation-date>
    <dc:date>2021-02-10T09:30:26.079556710</dc:date>
    <meta:editing-duration>PT59M7S</meta:editing-duration>
    <meta:editing-cycles>74</meta:editing-cycles>
    <meta:generator>LibreOffice/6.4.6.2$Linux_X86_64 LibreOffice_project/40$Build-2</meta:generator>
    <meta:document-statistic meta:table-count="2" meta:image-count="0" meta:object-count="0" meta:page-count="2" meta:paragraph-count="68" meta:word-count="315" meta:character-count="1313" meta:non-whitespace-character-count="924"/>
  </office:meta>
</office:document-meta>
</file>